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family-generic="system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Ubuntu Mono"/>
    </style:style>
    <style:style style:name="P2" style:family="paragraph" style:parent-style-name="Standard">
      <style:text-properties style:font-name="Ubuntu Mono"/>
    </style:style>
    <style:style style:name="P3" style:family="paragraph" style:parent-style-name="Standard">
      <style:text-properties style:font-name="Ubuntu Mono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 style:master-page-name="MP0">
      <style:paragraph-properties style:page-number="auto" fo:break-before="page"/>
      <style:text-properties fo:color="#000000" style:font-name="Ubuntu Mono"/>
    </style:style>
    <style:style style:name="T1" style:family="text">
      <style:text-properties fo:color="#000000" style:font-name="Ubuntu Mono"/>
    </style:style>
    <style:style style:name="T2" style:family="text">
      <style:text-properties fo:color="#000000" style:font-name="Ubuntu Mono" style:text-underline-style="solid" style:text-underline-type="double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color="#000000" style:font-name="Ubuntu Mono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color="#000000" style:font-name="Ubuntu Mono" fo:background-color="#ff6600" loext:char-shading-value="0"/>
    </style:style>
    <style:style style:name="T5" style:family="text">
      <style:text-properties fo:color="#000000" style:font-name="Ubuntu Mono" officeooo:rsid="001c440f"/>
    </style:style>
    <style:style style:name="T6" style:family="text">
      <style:text-properties style:font-name="Ubuntu Mono"/>
    </style:style>
    <style:style style:name="T7" style:family="text">
      <style:text-properties style:font-name="Ubuntu Mono" fo:background-color="#cc0000" loext:char-shading-value="0"/>
    </style:style>
    <style:style style:name="T8" style:family="text">
      <style:text-properties style:font-name="Ubuntu Mono" fo:background-color="#cc9900" loext:char-shading-value="0"/>
    </style:style>
    <style:style style:name="T9" style:family="text">
      <style:text-properties style:font-name="Ubuntu Mono" fo:background-color="#00ccff" loext:char-shading-value="0"/>
    </style:style>
    <style:style style:name="T10" style:family="text">
      <style:text-properties style:font-name="Ubuntu Mono" fo:background-color="#ff6600" loext:char-shading-value="0"/>
    </style:style>
    <style:style style:name="T11" style:family="text">
      <style:text-properties style:font-name="Ubuntu Mono" fo:background-color="#00cc33" loext:char-shading-value="0"/>
    </style:style>
    <style:style style:name="T12" style:family="text">
      <style:text-properties officeooo:rsid="001c44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an Miller</text:p>
      <text:p text:style-name="P1">11/26/<text:span text:style-name="T12">2</text:span>017</text:p>
      <text:p text:style-name="Standard"><text:span text:style-name="Default_20_Paragraph_20_Font"><text:span text:style-name="T1">Project:<text:tab/> </text:span></text:span><text:span text:style-name="Default_20_Paragraph_20_Font"><text:span text:style-name="T2">TextInfo</text:span></text:span></text:p>
      <text:p text:style-name="Standard"><text:span text:style-name="Default_20_Paragraph_20_Font"><text:span text:style-name="T1">file:<text:tab/><text:tab/>‘outputaccuracy’</text:span></text:span></text:p>
      <text:p text:style-name="P1">Purpose:</text:p>
      <text:p text:style-name="Standard"><text:span text:style-name="Default_20_Paragraph_20_Font"><text:span text:style-name="T1">There are discrepancies between textinfo.out and other readily available unique word counters, </text:span></text:span><text:span text:style-name="Default_20_Paragraph_20_Font"><text:span text:style-name="T5">I intent</text:span></text:span><text:span text:style-name="Default_20_Paragraph_20_Font"><text:span text:style-name="T1"> to show textinfo.out is more accurate in cases where non-sanitized words are counted twice. Planetcalc.com is a prototypical example of a unique word counter which fails to sanitize and subsequently counts high. Other incongruent word counters simply decide not to count numbers, or choose not to count single letters. <text:s/></text:span></text:span></text:p>
      <text:p text:style-name="P2"/>
      <text:p text:style-name="P3">textinfo.out</text:p>
      <text:p text:style-name="P2">unique word count:<text:tab/>100</text:p>
      <text:p text:style-name="P2">word count:<text:tab/><text:tab/><text:tab/>171</text:p>
      <text:p text:style-name="P2"/>
      <text:p text:style-name="Standard"><text:span text:style-name="Default_20_Paragraph_20_Font"><text:span text:style-name="T3">Unique Word Calculator</text:span></text:span><text:span text:style-name="Default_20_Paragraph_20_Font"><text:span text:style-name="T1"> </text:span></text:span><text:a xlink:type="simple" xlink:href="https://planetcalc.com/3205/" office:target-frame-name="_top" xlink:show="replace" text:style-name="Internet_20_link" text:visited-style-name="Visited_20_Internet_20_Link"><text:span text:style-name="Default_20_Paragraph_20_Font"><text:span text:style-name="T3">https://planetcalc.com/3205/</text:span></text:span></text:a></text:p>
      <text:p text:style-name="Standard"><text:span text:style-name="Default_20_Paragraph_20_Font"><text:span text:style-name="T1">Unique word count:<text:tab/>105</text:span></text:span></text:p>
      <text:p text:style-name="Standard"><text:span text:style-name="Default_20_Paragraph_20_Font"><text:span text:style-name="T1">word count:<text:tab/><text:tab/><text:tab/>172</text:span></text:span></text:p>
      <text:p text:style-name="P1"/>
      <text:p text:style-name="P3">actual output with highlighted inaccuracies:</text:p>
      <text:p text:style-name="P2">Unique word count</text:p>
      <text:p text:style-name="P2">105</text:p>
      <text:p text:style-name="P2">Text</text:p>
      <text:p text:style-name="Standard"><text:span text:style-name="Default_20_Paragraph_20_Font"><text:span text:style-name="T6">How(1) to(1) make(2) a(7) breakfast(2) taco(2) </text:span></text:span><text:span text:style-name="Default_20_Paragraph_20_Font"><text:span text:style-name="T7">-(1)</text:span></text:span></text:p>
      <text:p text:style-name="P2"/>
      <text:p text:style-name="P2">what(1) you(4) will(3) need(1):</text:p>
      <text:p text:style-name="P2">chorizo(5)</text:p>
      <text:p text:style-name="Standard"><text:span text:style-name="Default_20_Paragraph_20_Font"><text:span text:style-name="T8">egg(2)</text:span></text:span><text:span text:style-name="Default_20_Paragraph_20_Font"><text:span text:style-name="T6"> <text:s/></text:span></text:span><text:span text:style-name="Default_20_Paragraph_20_Font"><text:span text:style-name="T4">(I(2) </text:span></text:span><text:span text:style-name="Default_20_Paragraph_20_Font"><text:span text:style-name="T9">like(2)</text:span></text:span><text:span text:style-name="Default_20_Paragraph_20_Font"><text:span text:style-name="T6"> a(7) brown(4) </text:span></text:span><text:span text:style-name="Default_20_Paragraph_20_Font"><text:span text:style-name="T8">egg)(1)</text:span></text:span></text:p>
      <text:p text:style-name="Standard"><text:span text:style-name="Default_20_Paragraph_20_Font"><text:span text:style-name="T6">cheese(2) <text:s/></text:span></text:span><text:span text:style-name="Default_20_Paragraph_20_Font"><text:span text:style-name="T10">(I(2)</text:span></text:span><text:span text:style-name="Default_20_Paragraph_20_Font"><text:span text:style-name="T6"> prefer(1) cheddar(1) but(1) whateber(1) you(4) </text:span></text:span><text:span text:style-name="Default_20_Paragraph_20_Font"><text:span text:style-name="T9">like)(1)</text:span></text:span></text:p>
      <text:p text:style-name="P2">tortillas(2)</text:p>
      <text:p text:style-name="P2">pepper(2)</text:p>
      <text:p text:style-name="Standard"><text:span text:style-name="Default_20_Paragraph_20_Font"><text:span text:style-name="T6">tabasco(1) sauce(1) (some(1) people(1) </text:span></text:span><text:span text:style-name="Default_20_Paragraph_20_Font"><text:span text:style-name="T9">like(2)</text:span></text:span><text:span text:style-name="Default_20_Paragraph_20_Font"><text:span text:style-name="T6"> habanero(1) cause(1) it(10) is(2) hotter)(1)</text:span></text:span></text:p>
      <text:p text:style-name="P2">skillet(2)</text:p>
      <text:p text:style-name="P2"/>
      <text:p text:style-name="Standard"><text:span text:style-name="Default_20_Paragraph_20_Font"><text:span text:style-name="T10">I(1)</text:span></text:span><text:span text:style-name="Default_20_Paragraph_20_Font"><text:span text:style-name="T6"> usually(1) put(2) the(10) skillet(2) on(1) medium(1), heat(1) it(10) up(3), <text:s/>and(7) put(2) in(4) half(1) a(7) link(1) of(2) chorizo(5) </text:span></text:span><text:span text:style-name="Default_20_Paragraph_20_Font"><text:span text:style-name="T11">(about(1)</text:span></text:span><text:span text:style-name="Default_20_Paragraph_20_Font"><text:span text:style-name="T6"> 3(1) inches)(1)</text:span></text:span></text:p>
      <text:p text:style-name="P2">chup(1) up(3) the(10) chorizo(5) and(7) let(1) it(10) fry(1) until(1) it(10) turns(1) brown(4). <text:s/>Stir(1) in(4) the(10) pepper(2) and(7) tobasco(1). <text:s/></text:p>
      <text:p text:style-name="Standard"><text:span text:style-name="Default_20_Paragraph_20_Font"><text:span text:style-name="T6">Don't(1) char(1) the(10) chorizo(5). <text:s/>As(4) it(10) falls(1) apart(1) into(1) tiny(1) chunks(1) it(10) will(3) brown(4) real(2) fast(1), </text:span></text:span><text:span text:style-name="Default_20_Paragraph_20_Font"><text:span text:style-name="T11">about(1)</text:span></text:span><text:span text:style-name="Default_20_Paragraph_20_Font"><text:span text:style-name="T6"> a(7) minute(2).</text:span></text:span></text:p>
      <text:p text:style-name="Standard"><text:span text:style-name="Default_20_Paragraph_20_Font"><text:span text:style-name="T6">As(4) soon(1) as(4) it(10) is(2) brown(4), crack(1) the(10) </text:span></text:span><text:span text:style-name="Default_20_Paragraph_20_Font"><text:span text:style-name="T8">egg(2)</text:span></text:span><text:span text:style-name="Default_20_Paragraph_20_Font"><text:span text:style-name="T6"> and(7) scramble(1) it(10) in(4) with(1) the(10) chorizo(5) real(2) quick(1).</text:span></text:span></text:p>
      <text:p text:style-name="P2">Keep(1) stirring(1) as(4) it(10) cooks(1) and(7) it(10) should(2) be(1) done(1) in(4) a(7) bout(1) a(7) minute(2).</text:p>
      <text:p text:style-name="P2"/>
      <text:p text:style-name="P2">You(4) should(2) have(2) warmed(1) up(3) the(10) tortillas(2) (corn(1) or(1) flour)(1) <text:s/>This(1) amount(1) of(2) food(1) will(3) make(2) 2(1) tacos(1).</text:p>
      <text:p text:style-name="P2">Just(1) pour(1) the(10) stuff(1) onto(1) the(10) tortilla(1) and(7) add(1) shredded(1) cheese(2). <text:s/>Fold(1) the(10) bottom(1) then(1) roll(1) and(7) you(4) now(1) have(2)</text:p>
      <text:p text:style-name="P2">a(7) breakfast(2) taco(2). <text:s/>enjoy!(1)</text:p>
      <text:p text:style-name="P2">Valid words</text:p>
      <text:p text:style-name="P2">172</text:p>
      <text:p text:style-name="P3"/>
      <text:p text:style-name="P2"><text:soft-page-break/>How to make a breakfast taco -</text:p>
      <text:p text:style-name="P2"/>
      <text:p text:style-name="P2">what you will need:</text:p>
      <text:p text:style-name="P2">chorizo</text:p>
      <text:p text:style-name="P2">egg <text:s/>(I like a brown egg)</text:p>
      <text:p text:style-name="P2">cheese <text:s/>(I prefer cheddar but whateber you like)</text:p>
      <text:p text:style-name="P2">tortillas</text:p>
      <text:p text:style-name="P2">pepper</text:p>
      <text:p text:style-name="P2">tabasco sauce (some people like habanero cause it is hotter)</text:p>
      <text:p text:style-name="P2">skillet</text:p>
      <text:p text:style-name="P2"/>
      <text:p text:style-name="P2">I usually put the skillet on medium, heat it up, <text:s/>and put in half a link of chorizo (about 3 inches)</text:p>
      <text:p text:style-name="P2">chup up the chorizo and let it fry until it turns brown. <text:s/>Stir in the pepper and tobasco. <text:s/></text:p>
      <text:p text:style-name="P2">Don't char the chorizo. <text:s/>As it falls apart into tiny chunks it will brown real fast, about a minute.</text:p>
      <text:p text:style-name="P2">As soon as it is brown, crack the egg and scramble it in with the chorizo real quick.</text:p>
      <text:p text:style-name="P2">Keep stirring as it cooks and it should be done in a bout a minute.</text:p>
      <text:p text:style-name="P2"/>
      <text:p text:style-name="P2">You should have warmed up the tortillas (corn or flour) <text:s/>This amount of food will make 2 tacos.</text:p>
      <text:p text:style-name="P2">Just pour the stuff onto the tortilla and add shredded cheese. <text:s/>Fold the bottom then roll and you now have</text:p>
      <text:p text:style-name="Standard"><text:span text:style-name="Default_20_Paragraph_20_Font"><text:span text:style-name="T6">a breakfast taco. <text:s/>enjoy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family-generic="system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1-15T04:13:00Z</meta:creation-date>
    <dc:date>2019-03-21T19:21:56.108079352</dc:date>
    <meta:editing-cycles>7</meta:editing-cycles>
    <meta:editing-duration>PT1M58S</meta:editing-duration>
    <meta:document-statistic meta:table-count="0" meta:image-count="0" meta:object-count="0" meta:page-count="2" meta:paragraph-count="52" meta:word-count="447" meta:character-count="3012" meta:non-whitespace-character-count="2589"/>
    <meta:template xlink:type="simple" xlink:actuate="onRequest" xlink:title="" xlink:href="Normal.dotm"/>
  </office:meta>
</office:document-meta>
</file>